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8pt" style:font-size-asian="8pt" style:font-size-complex="8pt"/>
    </style:style>
    <style:style style:name="P3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2" style:parent-style-name="LO-Normal" style:family="paragraph">
      <style:paragraph-properties fo:margin-bottom="0in" fo:margin-right="-1.1812in"/>
    </style:style>
    <style:style style:name="T593" style:parent-style-name="Fonteparág.padrão" style:family="text">
      <style:text-properties fo:font-weight="bold" style:font-weight-asian="bold" fo:font-size="8pt" style:font-size-asian="8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AK185586269BR</text:p>
        </text:list-item>
        <text:list-item>
          <text:p text:style-name="P305">AK185589509BR</text:p>
        </text:list-item>
        <text:list-item>
          <text:p text:style-name="P306">AA158022753BR</text:p>
        </text:list-item>
        <text:list-item>
          <text:p text:style-name="P307">AK183728477BR</text:p>
        </text:list-item>
        <text:list-item>
          <text:p text:style-name="P308">AK183869293BR</text:p>
        </text:list-item>
        <text:list-item>
          <text:p text:style-name="P309">AK185591269BR</text:p>
        </text:list-item>
        <text:list-item>
          <text:p text:style-name="P310">AA157890678BR</text:p>
        </text:list-item>
        <text:list-item>
          <text:p text:style-name="P311">AA158461180BR</text:p>
        </text:list-item>
        <text:list-item>
          <text:p text:style-name="P312">AK183627535BR</text:p>
        </text:list-item>
        <text:list-item>
          <text:p text:style-name="P313">AK184432990BR</text:p>
        </text:list-item>
        <text:list-item>
          <text:p text:style-name="P314">AA158782958BR</text:p>
        </text:list-item>
        <text:list-item>
          <text:p text:style-name="P315">AK184803951BR</text:p>
        </text:list-item>
        <text:list-item>
          <text:p text:style-name="P316">AA158421013BR</text:p>
        </text:list-item>
        <text:list-item>
          <text:p text:style-name="P317">AA157741943BR</text:p>
        </text:list-item>
        <text:list-item>
          <text:p text:style-name="P318">AK184457002BR</text:p>
        </text:list-item>
        <text:list-item>
          <text:p text:style-name="P319">AK184426760BR</text:p>
        </text:list-item>
        <text:list-item>
          <text:p text:style-name="P320">AK183669155BR</text:p>
        </text:list-item>
        <text:list-item>
          <text:p text:style-name="P321">AK183061745BR</text:p>
        </text:list-item>
        <text:list-item>
          <text:p text:style-name="P322">AK184416731BR</text:p>
        </text:list-item>
        <text:list-item>
          <text:p text:style-name="P323">AK184451089BR</text:p>
        </text:list-item>
        <text:list-item>
          <text:p text:style-name="P324">AA157826808BR</text:p>
        </text:list-item>
        <text:list-item>
          <text:p text:style-name="P325">AA157940768BR</text:p>
        </text:list-item>
        <text:list-item>
          <text:p text:style-name="P326">AK183323225BR</text:p>
        </text:list-item>
        <text:list-item>
          <text:p text:style-name="P327">AA158435560BR</text:p>
        </text:list-item>
        <text:list-item>
          <text:p text:style-name="P328">AA158046865BR</text:p>
        </text:list-item>
        <text:list-item>
          <text:p text:style-name="P329">AA158373750BR</text:p>
        </text:list-item>
        <text:list-item>
          <text:p text:style-name="P330">AA158360787BR</text:p>
        </text:list-item>
        <text:list-item>
          <text:p text:style-name="P331">AK184452257BR</text:p>
        </text:list-item>
        <text:list-item>
          <text:p text:style-name="P332">AK185023435BR</text:p>
        </text:list-item>
        <text:list-item>
          <text:p text:style-name="P333">AA157989236BR</text:p>
        </text:list-item>
        <text:list-item>
          <text:p text:style-name="P334">AA158060337BR</text:p>
        </text:list-item>
        <text:list-item>
          <text:p text:style-name="P335">AA158356306BR</text:p>
        </text:list-item>
        <text:list-item>
          <text:p text:style-name="P336">AK183474287BR</text:p>
        </text:list-item>
        <text:list-item>
          <text:p text:style-name="P337">AK184720483BR</text:p>
        </text:list-item>
        <text:list-item>
          <text:p text:style-name="P338">AA158428895BR</text:p>
        </text:list-item>
        <text:list-item>
          <text:p text:style-name="P339">AK184361383BR</text:p>
        </text:list-item>
        <text:list-item>
          <text:p text:style-name="P340">AK184769243BR</text:p>
        </text:list-item>
        <text:list-item>
          <text:p text:style-name="P341">AK184018607BR</text:p>
        </text:list-item>
        <text:list-item>
          <text:p text:style-name="P342">AK183665689BR</text:p>
        </text:list-item>
        <text:list-item>
          <text:p text:style-name="P343">AK185063695BR</text:p>
        </text:list-item>
        <text:list-item>
          <text:p text:style-name="P344">AK184292475BR</text:p>
        </text:list-item>
        <text:list-item>
          <text:p text:style-name="P345">AA081610659BR</text:p>
        </text:list-item>
        <text:list-item>
          <text:p text:style-name="P346">AK184482815BR</text:p>
        </text:list-item>
        <text:list-item>
          <text:p text:style-name="P347">AA157968179BR</text:p>
        </text:list-item>
        <text:list-item>
          <text:p text:style-name="P348">AK184769858BR</text:p>
        </text:list-item>
        <text:list-item>
          <text:p text:style-name="P349">AA158063894BR</text:p>
        </text:list-item>
        <text:list-item>
          <text:p text:style-name="P350">AA158032441BR</text:p>
        </text:list-item>
        <text:list-item>
          <text:p text:style-name="P351">AA158477321BR</text:p>
        </text:list-item>
        <text:list-item>
          <text:p text:style-name="P352">AK183902710BR</text:p>
        </text:list-item>
        <text:list-item>
          <text:p text:style-name="P353">AA158610330BR</text:p>
        </text:list-item>
        <text:list-item>
          <text:p text:style-name="P354">AK184749337BR</text:p>
        </text:list-item>
        <text:list-item>
          <text:p text:style-name="P355">AK185081362BR</text:p>
        </text:list-item>
        <text:list-item>
          <text:p text:style-name="P356">AK185081963BR</text:p>
        </text:list-item>
        <text:list-item>
          <text:p text:style-name="P357">AK184371575BR</text:p>
        </text:list-item>
        <text:list-item>
          <text:p text:style-name="P358">AK183658688BR</text:p>
        </text:list-item>
        <text:list-item>
          <text:p text:style-name="P359">AK184726469BR</text:p>
        </text:list-item>
        <text:list-item>
          <text:p text:style-name="P360">AK183926605BR</text:p>
        </text:list-item>
        <text:list-item>
          <text:p text:style-name="P361">AK184361026BR</text:p>
        </text:list-item>
        <text:list-item>
          <text:p text:style-name="P362">AA158451942BR</text:p>
        </text:list-item>
        <text:list-item>
          <text:p text:style-name="P363">AK183201411BR</text:p>
        </text:list-item>
        <text:list-item>
          <text:p text:style-name="P364">AK183519709BR</text:p>
        </text:list-item>
        <text:list-item>
          <text:p text:style-name="P365">AA157963738BR</text:p>
        </text:list-item>
        <text:list-item>
          <text:p text:style-name="P366">AK183321768BR</text:p>
        </text:list-item>
        <text:list-item>
          <text:p text:style-name="P367">AK183950635BR</text:p>
        </text:list-item>
        <text:list-item>
          <text:p text:style-name="P368">AA158306874BR</text:p>
        </text:list-item>
        <text:list-item>
          <text:p text:style-name="P369">AK183887439BR</text:p>
        </text:list-item>
        <text:list-item>
          <text:p text:style-name="P370">AK184687907BR</text:p>
        </text:list-item>
        <text:list-item>
          <text:p text:style-name="P371">AK183647169BR</text:p>
        </text:list-item>
        <text:list-item>
          <text:p text:style-name="P372">AK183395156BR</text:p>
        </text:list-item>
        <text:list-item>
          <text:p text:style-name="P373">AK184608325BR</text:p>
        </text:list-item>
        <text:list-item>
          <text:p text:style-name="P374">AK183020723BR</text:p>
        </text:list-item>
        <text:list-item>
          <text:p text:style-name="P375">AA158360036BR</text:p>
        </text:list-item>
        <text:list-item>
          <text:p text:style-name="P376">AK183995725BR</text:p>
        </text:list-item>
        <text:list-item>
          <text:p text:style-name="P377">AK184796898BR</text:p>
        </text:list-item>
        <text:list-item>
          <text:p text:style-name="P378">AA158380588BR</text:p>
        </text:list-item>
        <text:list-item>
          <text:p text:style-name="P379">AA158035465BR</text:p>
        </text:list-item>
        <text:list-item>
          <text:p text:style-name="P380">AK184328569BR</text:p>
        </text:list-item>
        <text:list-item>
          <text:p text:style-name="P381">AK183472388BR</text:p>
        </text:list-item>
        <text:list-item>
          <text:p text:style-name="P382">AA158317571BR</text:p>
        </text:list-item>
        <text:list-item>
          <text:p text:style-name="P383">AA158274567BR</text:p>
        </text:list-item>
        <text:list-item>
          <text:p text:style-name="P384">AA158340005BR</text:p>
        </text:list-item>
        <text:list-item>
          <text:p text:style-name="P385">AK184766729BR</text:p>
        </text:list-item>
        <text:list-item>
          <text:p text:style-name="P386">AK183303543BR</text:p>
        </text:list-item>
        <text:list-item>
          <text:p text:style-name="P387">AK184140550BR</text:p>
        </text:list-item>
        <text:list-item>
          <text:p text:style-name="P388">AK075612001BR</text:p>
        </text:list-item>
        <text:list-item>
          <text:p text:style-name="P389">AA158283422BR</text:p>
        </text:list-item>
        <text:list-item>
          <text:p text:style-name="P390">AA158339909BR</text:p>
        </text:list-item>
        <text:list-item>
          <text:p text:style-name="P391">AK184641202BR</text:p>
        </text:list-item>
        <text:list-item>
          <text:p text:style-name="P392">AA158051692BR</text:p>
        </text:list-item>
        <text:list-item>
          <text:p text:style-name="P393">AK184935396BR</text:p>
        </text:list-item>
        <text:list-item>
          <text:p text:style-name="P394">AK184931690BR</text:p>
        </text:list-item>
        <text:list-item>
          <text:p text:style-name="P395">AK184931743BR</text:p>
        </text:list-item>
        <text:list-item>
          <text:p text:style-name="P396">AK184667275BR</text:p>
        </text:list-item>
        <text:list-item>
          <text:p text:style-name="P397">AA156956470BR</text:p>
        </text:list-item>
        <text:list-item>
          <text:p text:style-name="P398">AK184042433BR</text:p>
        </text:list-item>
        <text:list-item>
          <text:p text:style-name="P399">AK184360025BR</text:p>
        </text:list-item>
        <text:list-item>
          <text:p text:style-name="P400">AK183456442BR</text:p>
        </text:list-item>
        <text:list-item>
          <text:p text:style-name="P401">AA157890770BR</text:p>
        </text:list-item>
        <text:list-item>
          <text:p text:style-name="P402">AK183018217BR</text:p>
        </text:list-item>
        <text:list-item>
          <text:p text:style-name="P403">AA158437883BR</text:p>
        </text:list-item>
        <text:list-item>
          <text:p text:style-name="P404">AK184715165BR</text:p>
        </text:list-item>
        <text:list-item>
          <text:p text:style-name="P405">AA158490098BR</text:p>
        </text:list-item>
        <text:list-item>
          <text:p text:style-name="P406">AK184700444BR</text:p>
        </text:list-item>
        <text:list-item>
          <text:p text:style-name="P407">AK184757231BR</text:p>
        </text:list-item>
        <text:list-item>
          <text:p text:style-name="P408">AA158351079BR</text:p>
        </text:list-item>
        <text:list-item>
          <text:p text:style-name="P409">AA158398252BR</text:p>
        </text:list-item>
        <text:list-item>
          <text:p text:style-name="P410">AA158306239BR</text:p>
        </text:list-item>
        <text:list-item>
          <text:p text:style-name="P411">AK184936564BR</text:p>
        </text:list-item>
        <text:list-item>
          <text:p text:style-name="P412">AK184941140BR</text:p>
        </text:list-item>
        <text:list-item>
          <text:p text:style-name="P413">AA158492638BR</text:p>
        </text:list-item>
        <text:list-item>
          <text:p text:style-name="P414">AK184182360BR</text:p>
        </text:list-item>
        <text:list-item>
          <text:p text:style-name="P415">AA158115923BR</text:p>
        </text:list-item>
        <text:list-item>
          <text:p text:style-name="P416">AA158500895BR</text:p>
        </text:list-item>
        <text:list-item>
          <text:p text:style-name="P417">AA158388241BR</text:p>
        </text:list-item>
        <text:list-item>
          <text:p text:style-name="P418">AK183920877BR</text:p>
        </text:list-item>
        <text:list-item>
          <text:p text:style-name="P419">AK183835388BR</text:p>
        </text:list-item>
        <text:list-item>
          <text:p text:style-name="P420">AA157033454BR</text:p>
        </text:list-item>
        <text:list-item>
          <text:p text:style-name="P421">AK184187234BR</text:p>
        </text:list-item>
        <text:list-item>
          <text:p text:style-name="P422">AK184209425BR</text:p>
        </text:list-item>
        <text:list-item>
          <text:p text:style-name="P423">AA157981759BR</text:p>
        </text:list-item>
        <text:list-item>
          <text:p text:style-name="P424">AA157959089BR</text:p>
        </text:list-item>
        <text:list-item>
          <text:p text:style-name="P425">AK184182634BR</text:p>
        </text:list-item>
        <text:list-item>
          <text:p text:style-name="P426">AK184140395BR</text:p>
        </text:list-item>
        <text:list-item>
          <text:p text:style-name="P427">AK184192945BR</text:p>
        </text:list-item>
        <text:list-item>
          <text:p text:style-name="P428">AK185134887BR</text:p>
        </text:list-item>
        <text:list-item>
          <text:p text:style-name="P429">AA158569819BR</text:p>
        </text:list-item>
        <text:list-item>
          <text:p text:style-name="P430">AK184405946BR</text:p>
        </text:list-item>
        <text:list-item>
          <text:p text:style-name="P431">AA158357788BR</text:p>
        </text:list-item>
        <text:list-item>
          <text:p text:style-name="P432">AK185263538BR</text:p>
        </text:list-item>
        <text:list-item>
          <text:p text:style-name="P433">AA158814341BR</text:p>
        </text:list-item>
        <text:list-item>
          <text:p text:style-name="P434">AK184128766BR</text:p>
        </text:list-item>
        <text:list-item>
          <text:p text:style-name="P435">AA157952125BR</text:p>
        </text:list-item>
        <text:list-item>
          <text:p text:style-name="P436">AK184517050BR</text:p>
        </text:list-item>
        <text:list-item>
          <text:p text:style-name="P437">AA158107771BR</text:p>
        </text:list-item>
        <text:list-item>
          <text:p text:style-name="P438">AK183094726BR</text:p>
        </text:list-item>
        <text:list-item>
          <text:p text:style-name="P439">AK186048513BR</text:p>
        </text:list-item>
        <text:list-item>
          <text:p text:style-name="P440">AK185975958BR</text:p>
        </text:list-item>
        <text:list-item>
          <text:p text:style-name="P441">AA158949940BR</text:p>
        </text:list-item>
        <text:list-item>
          <text:p text:style-name="P442">AA158931087BR</text:p>
        </text:list-item>
        <text:list-item>
          <text:p text:style-name="P443">AK185187831BR</text:p>
        </text:list-item>
        <text:list-item>
          <text:p text:style-name="P444">AA158997392BR</text:p>
        </text:list-item>
        <text:list-item>
          <text:p text:style-name="P445">AK183490894BR</text:p>
        </text:list-item>
        <text:list-item>
          <text:p text:style-name="P446">AA158278042BR</text:p>
        </text:list-item>
        <text:list-item>
          <text:p text:style-name="P447">AK185947271BR</text:p>
        </text:list-item>
        <text:list-item>
          <text:p text:style-name="P448">AK186021921BR</text:p>
        </text:list-item>
        <text:list-item>
          <text:p text:style-name="P449">AA159435172BR</text:p>
        </text:list-item>
        <text:list-item>
          <text:p text:style-name="P450">AK186065803BR</text:p>
        </text:list-item>
        <text:list-item>
          <text:p text:style-name="P451">AK184063067BR</text:p>
        </text:list-item>
        <text:list-item>
          <text:p text:style-name="P452">AK184076454BR</text:p>
        </text:list-item>
        <text:list-item>
          <text:p text:style-name="P453">AK184104985BR</text:p>
        </text:list-item>
        <text:list-item>
          <text:p text:style-name="P454">AK184062092BR</text:p>
        </text:list-item>
        <text:list-item>
          <text:p text:style-name="P455">AA157871775BR</text:p>
        </text:list-item>
        <text:list-item>
          <text:p text:style-name="P456">AK184024063BR</text:p>
        </text:list-item>
        <text:list-item>
          <text:p text:style-name="P457">AA158789050BR</text:p>
        </text:list-item>
        <text:list-item>
          <text:p text:style-name="P458">AA157030682BR</text:p>
        </text:list-item>
        <text:list-item>
          <text:p text:style-name="P459">AK185488010BR</text:p>
        </text:list-item>
        <text:list-item>
          <text:p text:style-name="P460">AA158989025BR</text:p>
        </text:list-item>
        <text:list-item>
          <text:p text:style-name="P461">AA157861835BR</text:p>
        </text:list-item>
        <text:list-item>
          <text:p text:style-name="P462">AK183980031BR</text:p>
        </text:list-item>
        <text:list-item>
          <text:p text:style-name="P463">AK183943847BR</text:p>
        </text:list-item>
        <text:list-item>
          <text:p text:style-name="P464">AK183831633BR</text:p>
        </text:list-item>
        <text:list-item>
          <text:p text:style-name="P465">AK184088537BR</text:p>
        </text:list-item>
        <text:list-item>
          <text:p text:style-name="P466">AK185036329BR</text:p>
        </text:list-item>
        <text:list-item>
          <text:p text:style-name="P467">AA158107927BR</text:p>
        </text:list-item>
        <text:list-item>
          <text:p text:style-name="P468">AK183967636BR</text:p>
        </text:list-item>
        <text:list-item>
          <text:p text:style-name="P469">AK185869163BR</text:p>
        </text:list-item>
        <text:list-item>
          <text:p text:style-name="P470">AK185759959BR</text:p>
        </text:list-item>
        <text:list-item>
          <text:p text:style-name="P471">AK185551097BR</text:p>
        </text:list-item>
        <text:list-item>
          <text:p text:style-name="P472">AK183677364BR</text:p>
        </text:list-item>
        <text:list-item>
          <text:p text:style-name="P473">AK185662950BR</text:p>
        </text:list-item>
        <text:list-item>
          <text:p text:style-name="P474">AA157323916BR</text:p>
        </text:list-item>
        <text:list-item>
          <text:p text:style-name="P475">AK185476643BR</text:p>
        </text:list-item>
        <text:list-item>
          <text:p text:style-name="P476">AA159182782BR</text:p>
        </text:list-item>
        <text:list-item>
          <text:p text:style-name="P477">AA159137284BR</text:p>
        </text:list-item>
        <text:list-item>
          <text:p text:style-name="P478">AK183551559BR</text:p>
        </text:list-item>
        <text:list-item>
          <text:p text:style-name="P479">AA159261304BR</text:p>
        </text:list-item>
        <text:list-item>
          <text:p text:style-name="P480">AK185618823BR</text:p>
        </text:list-item>
        <text:list-item>
          <text:p text:style-name="P481">AK185732749BR</text:p>
        </text:list-item>
        <text:list-item>
          <text:p text:style-name="P482">AA159154336BR</text:p>
        </text:list-item>
        <text:list-item>
          <text:p text:style-name="P483">AK185910254BR</text:p>
        </text:list-item>
        <text:list-item>
          <text:p text:style-name="P484">AK185388201BR</text:p>
        </text:list-item>
        <text:list-item>
          <text:p text:style-name="P485">AK186176835BR</text:p>
        </text:list-item>
        <text:list-item>
          <text:p text:style-name="P486">AK183965706BR</text:p>
        </text:list-item>
        <text:list-item>
          <text:p text:style-name="P487">AA158898253BR</text:p>
        </text:list-item>
        <text:list-item>
          <text:p text:style-name="P488">AK186224615BR</text:p>
        </text:list-item>
        <text:list-item>
          <text:p text:style-name="P489">AK184510312BR</text:p>
        </text:list-item>
        <text:list-item>
          <text:p text:style-name="P490">AK184396776BR</text:p>
        </text:list-item>
        <text:list-item>
          <text:p text:style-name="P491">AK185485061BR</text:p>
        </text:list-item>
        <text:list-item>
          <text:p text:style-name="P492">AK184714562BR</text:p>
        </text:list-item>
        <text:list-item>
          <text:p text:style-name="P493">AK183071288BR</text:p>
        </text:list-item>
        <text:list-item>
          <text:p text:style-name="P494">AK183886552BR</text:p>
        </text:list-item>
        <text:list-item>
          <text:p text:style-name="P495">AK184396691BR</text:p>
        </text:list-item>
        <text:list-item>
          <text:p text:style-name="P496">AA158422107BR</text:p>
        </text:list-item>
        <text:list-item>
          <text:p text:style-name="P497">AK183683872BR</text:p>
        </text:list-item>
        <text:list-item>
          <text:p text:style-name="P498">AA158284975BR</text:p>
        </text:list-item>
        <text:list-item>
          <text:p text:style-name="P499">AK184536561BR</text:p>
        </text:list-item>
        <text:list-item>
          <text:p text:style-name="P500">AA153110748BR</text:p>
        </text:list-item>
        <text:list-item>
          <text:p text:style-name="P501">AA158441137BR</text:p>
        </text:list-item>
        <text:list-item>
          <text:p text:style-name="P502">AA157201339BR</text:p>
        </text:list-item>
        <text:list-item>
          <text:p text:style-name="P503">AK183185435BR</text:p>
        </text:list-item>
        <text:list-item>
          <text:p text:style-name="P504">AA157988893BR</text:p>
        </text:list-item>
        <text:list-item>
          <text:p text:style-name="P505">AA157125283BR</text:p>
        </text:list-item>
        <text:list-item>
          <text:p text:style-name="P506">AK184359946BR</text:p>
        </text:list-item>
        <text:list-item>
          <text:p text:style-name="P507">AK183194517BR</text:p>
        </text:list-item>
        <text:list-item>
          <text:p text:style-name="P508">AA158072777BR</text:p>
        </text:list-item>
        <text:list-item>
          <text:p text:style-name="P509">AK184761103BR</text:p>
        </text:list-item>
        <text:list-item>
          <text:p text:style-name="P510">AA158338130BR</text:p>
        </text:list-item>
        <text:list-item>
          <text:p text:style-name="P511">AK184636750BR</text:p>
        </text:list-item>
        <text:list-item>
          <text:p text:style-name="P512">AK184355153BR</text:p>
        </text:list-item>
        <text:list-item>
          <text:p text:style-name="P513">AK184351973BR</text:p>
        </text:list-item>
        <text:list-item>
          <text:p text:style-name="P514">AA157244609BR</text:p>
        </text:list-item>
        <text:list-item>
          <text:p text:style-name="P515">AA157501885BR</text:p>
        </text:list-item>
        <text:list-item>
          <text:p text:style-name="P516">AK184812600BR</text:p>
        </text:list-item>
        <text:list-item>
          <text:p text:style-name="P517">AA158033535BR</text:p>
        </text:list-item>
        <text:list-item>
          <text:p text:style-name="P518">AA158038237BR</text:p>
        </text:list-item>
        <text:list-item>
          <text:p text:style-name="P519">AK184340729BR</text:p>
        </text:list-item>
        <text:list-item>
          <text:p text:style-name="P520">AA158053089BR</text:p>
        </text:list-item>
        <text:list-item>
          <text:p text:style-name="P521">AA158028708BR</text:p>
        </text:list-item>
        <text:list-item>
          <text:p text:style-name="P522">AK185388135BR</text:p>
        </text:list-item>
        <text:list-item>
          <text:p text:style-name="P523">AA158764897BR</text:p>
        </text:list-item>
        <text:list-item>
          <text:p text:style-name="P524">AK186041489BR</text:p>
        </text:list-item>
        <text:list-item>
          <text:p text:style-name="P525">AK184539157BR</text:p>
        </text:list-item>
        <text:list-item>
          <text:p text:style-name="P526">AK183904786BR</text:p>
        </text:list-item>
        <text:list-item>
          <text:p text:style-name="P527">AK186121791BR</text:p>
        </text:list-item>
        <text:list-item>
          <text:p text:style-name="P528">AK183001980BR</text:p>
        </text:list-item>
        <text:list-item>
          <text:p text:style-name="P529">AA157318862BR</text:p>
        </text:list-item>
        <text:list-item>
          <text:p text:style-name="P530">AK183423254BR</text:p>
        </text:list-item>
        <text:list-item>
          <text:p text:style-name="P531">AK183454937BR</text:p>
        </text:list-item>
        <text:list-item>
          <text:p text:style-name="P532">AK183400219BR</text:p>
        </text:list-item>
        <text:list-item>
          <text:p text:style-name="P533">AA157278545BR</text:p>
        </text:list-item>
        <text:list-item>
          <text:p text:style-name="P534">AK183257574BR</text:p>
        </text:list-item>
        <text:list-item>
          <text:p text:style-name="P535">AK183229485BR</text:p>
        </text:list-item>
        <text:list-item>
          <text:p text:style-name="P536">AK183355143BR</text:p>
        </text:list-item>
        <text:list-item>
          <text:p text:style-name="P537">AA157181461BR</text:p>
        </text:list-item>
        <text:list-item>
          <text:p text:style-name="P538">AK183398183BR</text:p>
        </text:list-item>
        <text:list-item>
          <text:p text:style-name="P539">AK185342139BR</text:p>
        </text:list-item>
        <text:list-item>
          <text:p text:style-name="P540">AA157120198BR</text:p>
        </text:list-item>
        <text:list-item>
          <text:p text:style-name="P541">AK183312770BR</text:p>
        </text:list-item>
        <text:list-item>
          <text:p text:style-name="P542">AK186290194BR</text:p>
        </text:list-item>
        <text:list-item>
          <text:p text:style-name="P543">AK185686854BR</text:p>
        </text:list-item>
        <text:list-item>
          <text:p text:style-name="P544">AA158924877BR</text:p>
        </text:list-item>
        <text:list-item>
          <text:p text:style-name="P545">AK184382145BR</text:p>
        </text:list-item>
        <text:list-item>
          <text:p text:style-name="P546">AA158064550BR</text:p>
        </text:list-item>
        <text:list-item>
          <text:p text:style-name="P547">AK184390380BR</text:p>
        </text:list-item>
        <text:list-item>
          <text:p text:style-name="P548">AA158619890BR</text:p>
        </text:list-item>
        <text:list-item>
          <text:p text:style-name="P549">AK184405699BR</text:p>
        </text:list-item>
        <text:list-item>
          <text:p text:style-name="P550">AK184964389BR</text:p>
        </text:list-item>
        <text:list-item>
          <text:p text:style-name="P551">AK185086890BR</text:p>
        </text:list-item>
        <text:list-item>
          <text:p text:style-name="P552">AK184550299BR</text:p>
        </text:list-item>
        <text:list-item>
          <text:p text:style-name="P553">AA158291432BR</text:p>
        </text:list-item>
        <text:list-item>
          <text:p text:style-name="P554">AK184521964BR</text:p>
        </text:list-item>
        <text:list-item>
          <text:p text:style-name="P555">AA158298798BR</text:p>
        </text:list-item>
        <text:list-item>
          <text:p text:style-name="P556">AA158320536BR</text:p>
        </text:list-item>
        <text:list-item>
          <text:p text:style-name="P557">AK183194375BR</text:p>
        </text:list-item>
        <text:list-item>
          <text:p text:style-name="P558">AA157053017BR</text:p>
        </text:list-item>
        <text:list-item>
          <text:p text:style-name="P559">AA157111695BR</text:p>
        </text:list-item>
        <text:list-item>
          <text:p text:style-name="P560">AA157029809BR</text:p>
        </text:list-item>
        <text:list-item>
          <text:p text:style-name="P561">AK183111906BR</text:p>
        </text:list-item>
        <text:list-item>
          <text:p text:style-name="P562">AK183150604BR</text:p>
        </text:list-item>
        <text:list-item>
          <text:p text:style-name="P563">AK184243996BR</text:p>
        </text:list-item>
        <text:list-item>
          <text:p text:style-name="P564">AK184280265BR</text:p>
        </text:list-item>
        <text:list-item>
          <text:p text:style-name="P565">AK184291807BR</text:p>
        </text:list-item>
        <text:list-item>
          <text:p text:style-name="P566">AK184257536BR</text:p>
        </text:list-item>
        <text:list-item>
          <text:p text:style-name="P567">AK184253168BR</text:p>
        </text:list-item>
        <text:list-item>
          <text:p text:style-name="P568">AK184268936BR</text:p>
        </text:list-item>
        <text:list-item>
          <text:p text:style-name="P569">AA158026239BR</text:p>
        </text:list-item>
        <text:list-item>
          <text:p text:style-name="P570">AA157680555BR</text:p>
        </text:list-item>
        <text:list-item>
          <text:p text:style-name="P571">AK183710476BR</text:p>
        </text:list-item>
        <text:list-item>
          <text:p text:style-name="P572">AK183766461BR</text:p>
        </text:list-item>
        <text:list-item>
          <text:p text:style-name="P573">AK183806761BR</text:p>
        </text:list-item>
        <text:list-item>
          <text:p text:style-name="P574">AA158639523BR</text:p>
        </text:list-item>
        <text:list-item>
          <text:p text:style-name="P575">AK184225459BR</text:p>
        </text:list-item>
        <text:list-item>
          <text:p text:style-name="P576">AA157805723BR</text:p>
        </text:list-item>
        <text:list-item>
          <text:p text:style-name="P577">AK183887725BR</text:p>
        </text:list-item>
        <text:list-item>
          <text:p text:style-name="P578">AK183658056BR</text:p>
        </text:list-item>
        <text:list-item>
          <text:p text:style-name="P579">AK183609470BR</text:p>
        </text:list-item>
        <text:list-item>
          <text:p text:style-name="P580">AK183569339BR</text:p>
        </text:list-item>
        <text:list-item>
          <text:p text:style-name="P581">AK183653990BR</text:p>
        </text:list-item>
        <text:list-item>
          <text:p text:style-name="P582">AA157431283BR</text:p>
        </text:list-item>
        <text:list-item>
          <text:p text:style-name="P583">AK183558367BR</text:p>
        </text:list-item>
        <text:list-item>
          <text:p text:style-name="P584">AK183088867BR</text:p>
        </text:list-item>
        <text:list-item>
          <text:p text:style-name="P585">AA157015380BR</text:p>
        </text:list-item>
        <text:list-item>
          <text:p text:style-name="P586">AK183079542BR</text:p>
        </text:list-item>
        <text:list-item>
          <text:p text:style-name="P587">AA156986785BR</text:p>
        </text:list-item>
        <text:list-item>
          <text:p text:style-name="P588">AK183541667BR</text:p>
        </text:list-item>
        <text:list-item>
          <text:p text:style-name="P589">AA157392593BR</text:p>
        </text:list-item>
        <text:list-item>
          <text:p text:style-name="P590">AK183527648BR</text:p>
        </text:list-item>
        <text:list-item>
          <text:p text:style-name="P591">AK183568418BR</text:p>
        </text:list-item>
        <text:list-item>
          <text:p text:style-name="P592"><text:span text:style-name="T593">AK184359985B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0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12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13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2" style:family="table-row">
      <style:table-row-properties style:min-row-height="0.1972in"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4" style:parent-style-name="LO-Normal" style:family="paragraph">
      <style:paragraph-properties fo:margin-bottom="0in"/>
    </style:style>
    <style:style style:name="T13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6" style:family="table-row">
      <style:table-row-properties style:min-row-height="0.1972in" style:use-optimal-row-height="false"/>
    </style:style>
    <style:style style:name="TableCell14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4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0" style:parent-style-name="LO-Normal" style:family="paragraph">
      <style:paragraph-properties fo:margin-bottom="0in"/>
    </style:style>
    <style:style style:name="TableRow151" style:family="table-row">
      <style:table-row-properties style:min-row-height="0.1972in" style:use-optimal-row-height="false"/>
    </style:style>
    <style:style style:name="TableCell15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3" style:parent-style-name="LO-Normal" style:family="paragraph">
      <style:paragraph-properties fo:margin-bottom="0in"/>
    </style:style>
    <style:style style:name="T15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6" style:parent-style-name="LO-Normal" style:family="paragraph">
      <style:paragraph-properties fo:margin-bottom="0in"/>
    </style:style>
    <style:style style:name="T15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8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9" style:parent-style-name="LO-Normal" style:family="paragraph">
      <style:paragraph-properties fo:margin-bottom="0in"/>
    </style:style>
    <style:style style:name="T16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1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2" style:parent-style-name="LO-Normal" style:family="paragraph">
      <style:paragraph-properties fo:margin-bottom="0in"/>
    </style:style>
    <style:style style:name="T16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4" style:family="table-row">
      <style:table-row-properties style:min-row-height="0.1972in" style:use-optimal-row-height="false"/>
    </style:style>
    <style:style style:name="TableCell165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6" style:parent-style-name="LO-Normal" style:family="paragraph">
      <style:paragraph-properties fo:margin-bottom="0in"/>
    </style:style>
    <style:style style:name="T16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8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69" style:parent-style-name="LO-Normal" style:family="paragraph">
      <style:paragraph-properties fo:margin-bottom="0in"/>
    </style:style>
    <style:style style:name="T17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1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2" style:parent-style-name="LO-Normal" style:family="paragraph">
      <style:paragraph-properties fo:margin-bottom="0in"/>
    </style:style>
    <style:style style:name="T17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4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5" style:parent-style-name="LO-Normal" style:family="paragraph">
      <style:paragraph-properties fo:margin-bottom="0in"/>
    </style:style>
    <style:style style:name="T17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7" style:family="table-row">
      <style:table-row-properties style:row-height="0.0694in" style:use-optimal-row-height="false"/>
    </style:style>
    <style:style style:name="TableCell17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79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0" style:family="table-row">
      <style:table-row-properties style:row-height="0.1576in" style:use-optimal-row-height="false"/>
    </style:style>
    <style:style style:name="TableCell18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2" style:parent-style-name="LO-Normal" style:family="paragraph">
      <style:paragraph-properties fo:text-align="center" fo:margin-bottom="0in"/>
    </style:style>
    <style:style style:name="T18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4" style:family="table-row">
      <style:table-row-properties style:row-height="0.1576in" style:use-optimal-row-height="false"/>
    </style:style>
    <style:style style:name="TableCell185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6" style:parent-style-name="LO-Normal" style:family="paragraph">
      <style:paragraph-properties fo:text-align="center" fo:margin-bottom="0in"/>
    </style:style>
    <style:style style:name="T187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8" style:parent-style-name="LO-Normal" style:family="paragraph">
      <style:paragraph-properties fo:text-align="center" fo:margin-bottom="0in"/>
    </style:style>
    <style:style style:name="T189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0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1" style:parent-style-name="LO-Normal" style:family="paragraph">
      <style:paragraph-properties fo:text-align="center" fo:margin-bottom="0in"/>
    </style:style>
    <style:style style:name="T192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3" style:parent-style-name="LO-Normal" style:family="paragraph">
      <style:paragraph-properties fo:text-align="center" fo:margin-bottom="0in"/>
    </style:style>
    <style:style style:name="T194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5" style:family="table-row">
      <style:table-row-properties style:row-height="0.1965in" style:use-optimal-row-height="false"/>
    </style:style>
    <style:style style:name="TableCell196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7" style:parent-style-name="LO-Normal" style:family="paragraph">
      <style:paragraph-properties fo:margin-bottom="0in"/>
    </style:style>
    <style:style style:name="TableCell198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9" style:parent-style-name="LO-Normal" style:family="paragraph">
      <style:paragraph-properties fo:text-align="center" fo:margin-bottom="0in"/>
    </style:style>
    <style:style style:name="TableRow200" style:family="table-row">
      <style:table-row-properties style:min-row-height="0.1965in" style:use-optimal-row-height="false"/>
    </style:style>
    <style:style style:name="TableCell201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2" style:parent-style-name="LO-Normal" style:family="paragraph">
      <style:paragraph-properties fo:margin-bottom="0in"/>
    </style:style>
    <style:style style:name="TableCell203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4" style:parent-style-name="LO-Normal" style:family="paragraph">
      <style:paragraph-properties fo:text-align="center" fo:margin-bottom="0in"/>
    </style:style>
    <style:style style:name="P205" style:parent-style-name="LO-Normal" style:family="paragraph">
      <style:paragraph-properties fo:margin-bottom="0in" fo:margin-right="-1.1812in"/>
    </style:style>
    <style:style style:name="T206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08" style:family="table-column">
      <style:table-column-properties style:column-width="0.0527in" style:use-optimal-column-width="false"/>
    </style:style>
    <style:style style:name="TableColumn209" style:family="table-column">
      <style:table-column-properties style:column-width="0.1972in" style:use-optimal-column-width="false"/>
    </style:style>
    <style:style style:name="TableColumn210" style:family="table-column">
      <style:table-column-properties style:column-width="0.8861in" style:use-optimal-column-width="false"/>
    </style:style>
    <style:style style:name="TableColumn211" style:family="table-column">
      <style:table-column-properties style:column-width="0.0527in" style:use-optimal-column-width="false"/>
    </style:style>
    <style:style style:name="TableColumn212" style:family="table-column">
      <style:table-column-properties style:column-width="0.1437in" style:use-optimal-column-width="false"/>
    </style:style>
    <style:style style:name="TableColumn213" style:family="table-column">
      <style:table-column-properties style:column-width="0.2423in" style:use-optimal-column-width="false"/>
    </style:style>
    <style:style style:name="TableColumn214" style:family="table-column">
      <style:table-column-properties style:column-width="0.0986in" style:use-optimal-column-width="false"/>
    </style:style>
    <style:style style:name="TableColumn215" style:family="table-column">
      <style:table-column-properties style:column-width="0.4895in" style:use-optimal-column-width="false"/>
    </style:style>
    <style:style style:name="TableColumn216" style:family="table-column">
      <style:table-column-properties style:column-width="0.0187in" style:use-optimal-column-width="false"/>
    </style:style>
    <style:style style:name="TableColumn217" style:family="table-column">
      <style:table-column-properties style:column-width="0.0895in" style:use-optimal-column-width="false"/>
    </style:style>
    <style:style style:name="TableColumn218" style:family="table-column">
      <style:table-column-properties style:column-width="0.1361in" style:use-optimal-column-width="false"/>
    </style:style>
    <style:style style:name="TableColumn219" style:family="table-column">
      <style:table-column-properties style:column-width="0.0611in" style:use-optimal-column-width="false"/>
    </style:style>
    <style:style style:name="TableColumn220" style:family="table-column">
      <style:table-column-properties style:column-width="0.2951in" style:use-optimal-column-width="false"/>
    </style:style>
    <style:style style:name="TableColumn221" style:family="table-column">
      <style:table-column-properties style:column-width="1.0756in" style:use-optimal-column-width="false"/>
    </style:style>
    <style:style style:name="TableColumn222" style:family="table-column">
      <style:table-column-properties style:column-width="0.1965in" style:use-optimal-column-width="false"/>
    </style:style>
    <style:style style:name="TableColumn223" style:family="table-column">
      <style:table-column-properties style:column-width="0.1201in" style:use-optimal-column-width="false"/>
    </style:style>
    <style:style style:name="TableColumn224" style:family="table-column">
      <style:table-column-properties style:column-width="0.1826in" style:use-optimal-column-width="false"/>
    </style:style>
    <style:style style:name="TableColumn225" style:family="table-column">
      <style:table-column-properties style:column-width="0.5465in" style:use-optimal-column-width="false"/>
    </style:style>
    <style:style style:name="TableColumn226" style:family="table-column">
      <style:table-column-properties style:column-width="0.0895in" style:use-optimal-column-width="false"/>
    </style:style>
    <style:style style:name="TableColumn227" style:family="table-column">
      <style:table-column-properties style:column-width="0.1972in" style:use-optimal-column-width="false"/>
    </style:style>
    <style:style style:name="TableColumn228" style:family="table-column">
      <style:table-column-properties style:column-width="0.2951in" style:use-optimal-column-width="false"/>
    </style:style>
    <style:style style:name="TableColumn229" style:family="table-column">
      <style:table-column-properties style:column-width="1.3923in" style:use-optimal-column-width="false"/>
    </style:style>
    <style:style style:name="TableColumn230" style:family="table-column">
      <style:table-column-properties style:column-width="0.1826in" style:use-optimal-column-width="false"/>
    </style:style>
    <style:style style:name="TableColumn231" style:family="table-column">
      <style:table-column-properties style:column-width="0.8333in" style:use-optimal-column-width="false"/>
    </style:style>
    <style:style style:name="Table207" style:family="table">
      <style:table-properties style:width="7.8756in" fo:margin-left="0in" table:align="center"/>
    </style:style>
    <style:style style:name="TableRow232" style:family="table-row">
      <style:table-row-properties style:min-row-height="0.1965in" style:use-optimal-row-height="false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LO-Normal" style:family="paragraph">
      <style:paragraph-properties fo:text-align="center" fo:margin-bottom="0in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Row263" style:family="table-row">
      <style:table-row-properties style:row-height="0.3097in" style:use-optimal-row-height="false"/>
    </style:style>
    <style:style style:name="TableCell26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5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7" style:parent-style-name="LO-Normal" style:family="paragraph">
      <style:paragraph-properties fo:text-align="center" fo:margin-bottom="0in"/>
    </style:style>
    <style:style style:name="TableCell26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margin-bottom="0in"/>
    </style:style>
    <style:style style:name="T270" style:parent-style-name="Fonteparág.padrão" style:family="text">
      <style:text-properties fo:font-size="9pt" style:font-size-asian="9pt" style:font-size-complex="9pt"/>
    </style:style>
    <style:style style:name="TableCell27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2" style:parent-style-name="LO-Normal" style:family="paragraph">
      <style:paragraph-properties fo:text-align="center" fo:margin-bottom="0in"/>
    </style:style>
    <style:style style:name="TableCell27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275" style:parent-style-name="Fonteparág.padrão" style:family="text">
      <style:text-properties fo:font-size="8pt" style:font-size-asian="8pt" style:font-size-complex="9pt"/>
    </style:style>
    <style:style style:name="TableCell27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7" style:parent-style-name="LO-Normal" style:family="paragraph">
      <style:paragraph-properties fo:text-align="center" fo:margin-bottom="0in"/>
    </style:style>
    <style:style style:name="TableCell27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280" style:parent-style-name="Fonteparág.padrão" style:family="text">
      <style:text-properties fo:font-size="8pt" style:font-size-asian="8pt" style:font-size-complex="9pt"/>
    </style:style>
    <style:style style:name="TableCell28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2" style:parent-style-name="LO-Normal" style:family="paragraph">
      <style:paragraph-properties fo:text-align="center" fo:margin-bottom="0in"/>
    </style:style>
    <style:style style:name="TableCell28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text-properties fo:font-size="9pt" style:font-size-asian="9pt" style:font-size-complex="9pt"/>
    </style:style>
    <style:style style:name="TableCell28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Row287" style:family="table-row">
      <style:table-row-properties style:row-height="0.1597in" style:use-optimal-row-height="false"/>
    </style:style>
    <style:style style:name="TableCell28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89" style:parent-style-name="LO-Normal" style:family="paragraph">
      <style:text-properties fo:font-size="9pt" style:font-size-asian="9pt" style:font-size-complex="9pt"/>
    </style:style>
    <style:style style:name="TableCell29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1312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59264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04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Julh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</table:table-cell>
            <table:covered-table-cell/>
            <table:covered-table-cell/>
            <table:table-cell table:style-name="TableCell119">
              <text:p text:style-name="P120"/>
            </table:table-cell>
            <table:table-cell table:style-name="TableCell121" table:number-columns-spanned="4">
              <text:p text:style-name="P122"/>
            </table:table-cell>
            <table:covered-table-cell/>
            <table:covered-table-cell/>
            <table:covered-table-cell/>
          </table:table-row>
          <table:table-row table:style-name="TableRow123">
            <table:table-cell table:style-name="TableCell124" table:number-columns-spanned="3">
              <text:p text:style-name="P125"><text:span text:style-name="T126">R E M E T E N T E</text:span></text:p>
            </table:table-cell>
            <table:covered-table-cell/>
            <table:covered-table-cell/>
            <table:table-cell table:style-name="TableCell127" table:number-rows-spanned="6">
              <text:p text:style-name="P128"/>
            </table:table-cell>
            <table:table-cell table:style-name="TableCell129" table:number-columns-spanned="4">
              <text:p text:style-name="P130"><text:span text:style-name="T131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3">
              <text:p text:style-name="P134"><text:span text:style-name="T135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6" table:number-columns-spanned="4">
              <text:p text:style-name="P137"><text:span text:style-name="T138">NOME: correios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6">
            <table:table-cell table:style-name="TableCell147" table:number-columns-spanned="3">
              <text:p text:style-name="P148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9" table:number-columns-spanned="4">
              <text:p text:style-name="P150"/>
            </table:table-cell>
            <table:covered-table-cell/>
            <table:covered-table-cell/>
            <table:covered-table-cell/>
          </table:table-row>
          <table:table-row table:style-name="TableRow151">
            <table:table-cell table:style-name="TableCell152" table:number-columns-spanned="2">
              <text:p text:style-name="P153"><text:span text:style-name="T154">CIDADE: ARUJÁ</text:span></text:p>
            </table:table-cell>
            <table:covered-table-cell/>
            <table:table-cell table:style-name="TableCell155">
              <text:p text:style-name="P156"><text:span text:style-name="T157">UF: SP</text:span></text:p>
            </table:table-cell>
            <table:covered-table-cell>
              <text:p text:style-name="Normal"/>
            </table:covered-table-cell>
            <table:table-cell table:style-name="TableCell158" table:number-columns-spanned="3">
              <text:p text:style-name="P159"><text:span text:style-name="T160">CIDADE: Itaquaquecetuba</text:span></text:p>
            </table:table-cell>
            <table:covered-table-cell/>
            <table:covered-table-cell/>
            <table:table-cell table:style-name="TableCell161">
              <text:p text:style-name="P162"><text:span text:style-name="T163">UF: <text:s/>SP</text:span></text:p>
            </table:table-cell>
          </table:table-row>
          <table:table-row table:style-name="TableRow164">
            <table:table-cell table:style-name="TableCell165">
              <text:p text:style-name="P166"><text:span text:style-name="T167">CEP: 07401-075</text:span></text:p>
            </table:table-cell>
            <table:table-cell table:style-name="TableCell168" table:number-columns-spanned="2">
              <text:p text:style-name="P169"><text:span text:style-name="T170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1" table:number-columns-spanned="2">
              <text:p text:style-name="P172"><text:span text:style-name="T173">CEP:08589310</text:span></text:p>
            </table:table-cell>
            <table:covered-table-cell/>
            <table:table-cell table:style-name="TableCell174" table:number-columns-spanned="2">
              <text:p text:style-name="P175"><text:span text:style-name="T176">CPF/CNPJ/DOC.ESTRANGEIRO:<text:s/></text:span></text:p>
            </table:table-cell>
            <table:covered-table-cell/>
          </table:table-row>
          <table:table-row table:style-name="TableRow177">
            <table:table-cell table:style-name="TableCell178" table:number-columns-spanned="8">
              <text:p text:style-name="P17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0">
            <table:table-cell table:style-name="TableCell181" table:number-columns-spanned="8">
              <text:p text:style-name="P182"><text:span text:style-name="T183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4">
            <table:table-cell table:style-name="TableCell185" table:number-columns-spanned="5">
              <text:p text:style-name="P186"><text:span text:style-name="T187">RASTREIOS</text:span></text:p>
              <text:p text:style-name="P188"><text:span text:style-name="T189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0" table:number-columns-spanned="3">
              <text:p text:style-name="P191"><text:span text:style-name="T192">DECLARAÇÕES</text:span></text:p>
              <text:p text:style-name="P193"><text:span text:style-name="T194">VALOR</text:span></text:p>
            </table:table-cell>
            <table:covered-table-cell/>
            <table:covered-table-cell/>
          </table:table-row>
          <table:table-row table:style-name="TableRow195">
            <table:table-cell table:style-name="TableCell196" table:number-columns-spanned="5">
              <text:p text:style-name="P197">0 Mercado Livre (1°Carro)</text:p>
            </table:table-cell>
            <table:covered-table-cell/>
            <table:covered-table-cell/>
            <table:covered-table-cell/>
            <table:covered-table-cell/>
            <table:table-cell table:style-name="TableCell198" table:number-columns-spanned="3">
              <text:p text:style-name="P199">0</text:p>
            </table:table-cell>
            <table:covered-table-cell/>
            <table:covered-table-cell/>
          </table:table-row>
          <table:table-row table:style-name="TableRow200">
            <table:table-cell table:style-name="TableCell201" table:number-columns-spanned="5">
              <text:p text:style-name="P202">289<text:s/>Mercado Livre (2°Carro)</text:p>
            </table:table-cell>
            <table:covered-table-cell/>
            <table:covered-table-cell/>
            <table:covered-table-cell/>
            <table:covered-table-cell/>
            <table:table-cell table:style-name="TableCell203" table:number-columns-spanned="3">
              <text:p text:style-name="P204"/>
            </table:table-cell>
            <table:covered-table-cell/>
            <table:covered-table-cell/>
          </table:table-row>
        </table:table>
        <text:p text:style-name="P205"><text:span text:style-name="T206"><draw:frame draw:z-index="251663360" draw:style-name="a2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7">
          <table:table-columns>
            <table:table-column table:style-name="TableColumn208"/>
            <table:table-column table:style-name="TableColumn209"/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</table:table-columns>
          <table:table-row table:style-name="TableRow232">
            <table:table-cell table:style-name="TableCell233" table:number-columns-spanned="2">
              <text:p text:style-name="P234"/>
            </table:table-cell>
            <table:covered-table-cell/>
            <table:table-cell table:style-name="TableCell235">
              <text:p text:style-name="P236"/>
            </table:table-cell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 table:number-columns-spanned="4">
              <text:p text:style-name="P242"/>
            </table:table-cell>
            <table:covered-table-cell/>
            <table:covered-table-cell/>
            <table:covered-table-cell/>
            <table:table-cell table:style-name="TableCell243">
              <text:p text:style-name="P244"/>
            </table:table-cell>
            <table:table-cell table:style-name="TableCell245" table:number-columns-spanned="2">
              <text:p text:style-name="P246"/>
            </table:table-cell>
            <table:covered-table-cell/>
            <table:table-cell table:style-name="TableCell247">
              <text:p text:style-name="P248"/>
            </table:table-cell>
            <table:table-cell table:style-name="TableCell249" table:number-columns-spanned="3">
              <text:p text:style-name="P250"/>
            </table:table-cell>
            <table:covered-table-cell/>
            <table:covered-table-cell/>
            <table:table-cell table:style-name="TableCell251">
              <text:p text:style-name="P252"/>
            </table:table-cell>
            <table:table-cell table:style-name="TableCell253" table:number-columns-spanned="3">
              <text:p text:style-name="P254"/>
            </table:table-cell>
            <table:covered-table-cell/>
            <table:covered-table-cell/>
            <table:table-cell table:style-name="TableCell255">
              <text:p text:style-name="P256"/>
            </table:table-cell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</table:table-row>
          <table:table-row table:style-name="TableRow263">
            <table:table-cell table:style-name="TableCell264">
              <text:p text:style-name="LO-Normal"><text:span text:style-name="T265"><draw:connector draw:type="line" svg:x1="-0.0125in" svg:y1="-0.04514in" svg:x2="7.85208in" svg:y2="-0.04514in" draw:z-index="251664384" draw:id="id1" draw:style-name="a3" draw:name="Conector reto 4" text:anchor-type="paragraph"><svg:title/><svg:desc/></draw:connector></text:span></text:p>
            </table:table-cell>
            <table:table-cell table:style-name="TableCell266" table:number-columns-spanned="5">
              <text:p text:style-name="P267">Arujá</text:p>
            </table:table-cell>
            <table:covered-table-cell/>
            <table:covered-table-cell/>
            <table:covered-table-cell/>
            <table:covered-table-cell/>
            <table:table-cell table:style-name="TableCell268">
              <text:p text:style-name="P269"><text:span text:style-name="T270">,</text:span></text:p>
            </table:table-cell>
            <table:table-cell table:style-name="TableCell271">
              <text:p text:style-name="P272">04</text:p>
            </table:table-cell>
            <table:table-cell table:style-name="TableCell273" table:number-columns-spanned="3">
              <text:p text:style-name="P274"><text:span text:style-name="T275">de</text:span></text:p>
            </table:table-cell>
            <table:covered-table-cell/>
            <table:covered-table-cell/>
            <table:table-cell table:style-name="TableCell276" table:number-columns-spanned="3">
              <text:p text:style-name="P277">Julho</text:p>
            </table:table-cell>
            <table:covered-table-cell/>
            <table:covered-table-cell/>
            <table:table-cell table:style-name="TableCell278">
              <text:p text:style-name="P279"><text:span text:style-name="T280">de</text:span></text:p>
            </table:table-cell>
            <table:table-cell table:style-name="TableCell281" table:number-columns-spanned="3">
              <text:p text:style-name="P282">2024</text:p>
            </table:table-cell>
            <table:covered-table-cell/>
            <table:covered-table-cell/>
            <table:table-cell table:style-name="TableCell283" table:number-rows-spanned="2">
              <text:p text:style-name="P284"/>
            </table:table-cell>
            <table:table-cell table:style-name="TableCell285" table:number-columns-spanned="5">
              <text:p text:style-name="P286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7">
            <table:table-cell table:style-name="TableCell288">
              <text:p text:style-name="P289"/>
            </table:table-cell>
            <table:table-cell table:style-name="TableCell290" table:number-columns-spanned="5">
              <text:p text:style-name="P291"/>
            </table:table-cell>
            <table:covered-table-cell/>
            <table:covered-table-cell/>
            <table:covered-table-cell/>
            <table:covered-table-cell/>
            <table:table-cell table:style-name="TableCell292">
              <text:p text:style-name="P293"/>
            </table:table-cell>
            <table:table-cell table:style-name="TableCell294">
              <text:p text:style-name="P295"/>
            </table:table-cell>
            <table:table-cell table:style-name="TableCell296" table:number-columns-spanned="3">
              <text:p text:style-name="P297"/>
            </table:table-cell>
            <table:covered-table-cell/>
            <table:covered-table-cell/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>
              <text:p text:style-name="P301"/>
            </table:table-cell>
            <table:table-cell table:style-name="TableCell302" table:number-columns-spanned="3">
              <text:p text:style-name="P303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4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04T19:15:00Z</meta:creation-date>
    <dc:date>2024-07-04T19:15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2" meta:paragraph-count="8" meta:word-count="632" meta:character-count="4038" meta:row-count="28" meta:non-whitespace-character-count="3414"/>
  </office:meta>
</office:document-meta>
</file>